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0.492619047619cm"/>
    </style:style>
    <style:style style:name="co3" style:family="table-column">
      <style:table-column-properties fo:break-before="auto" style:column-width="8.46666666666667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35642857142857cm"/>
    </style:style>
    <style:style style:name="co6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number-columns-repeated="2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36" table:default-cell-style-name="ce14"/>
        <table:table-column table:style-name="co6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8027" table:style-name="ce6">
            <text:p>8,027</text:p>
          </table:table-cell>
          <table:table-cell office:value-type="float" office:value="7232.6790000000155" table:style-name="ce7">
            <text:p>7,232.68</text:p>
          </table:table-cell>
          <table:table-cell office:value-type="float" office:value="15673" table:style-name="ce6">
            <text:p>15,673</text:p>
          </table:table-cell>
          <table:table-cell office:value-type="float" office:value="14478.856852441877" table:style-name="ce7">
            <text:p>14,478.86</text:p>
          </table:table-cell>
          <table:table-cell office:value-type="float" office:value="10247" table:style-name="ce6">
            <text:p>10,247</text:p>
          </table:table-cell>
          <table:table-cell office:value-type="float" office:value="9943.2689999999675" table:style-name="ce7">
            <text:p>9,943.27</text:p>
          </table:table-cell>
          <table:table-cell office:value-type="float" office:value="4070" table:style-name="ce6">
            <text:p>4,070</text:p>
          </table:table-cell>
          <table:table-cell office:value-type="float" office:value="3983.6920000000023" table:style-name="ce7">
            <text:p>3,983.69</text:p>
          </table:table-cell>
          <table:table-cell office:value-type="float" office:value="325" table:style-name="ce6">
            <text:p>325</text:p>
          </table:table-cell>
          <table:table-cell office:value-type="float" office:value="319.67500000000007" table:style-name="ce7">
            <text:p>319.68</text:p>
          </table:table-cell>
          <table:table-cell office:value-type="float" office:value="190" table:style-name="ce6">
            <text:p>190</text:p>
          </table:table-cell>
          <table:table-cell office:value-type="float" office:value="184.55317862800001" table:style-name="ce7">
            <text:p>184.55</text:p>
          </table:table-cell>
          <table:table-cell office:value-type="float" office:value="38532" table:style-name="ce8">
            <text:p>38,532</text:p>
          </table:table-cell>
          <table:table-cell office:value-type="float" office:value="36142.725031069858" table:style-name="ce9">
            <text:p>36,142.73</text:p>
          </table:table-cell>
          <table:table-cell office:value-type="float" office:value="5405" table:style-name="ce6">
            <text:p>5,405</text:p>
          </table:table-cell>
          <table:table-cell office:value-type="float" office:value="5214.8359999999902" table:style-name="ce7">
            <text:p>5,214.84</text:p>
          </table:table-cell>
          <table:table-cell office:value-type="float" office:value="845" table:style-name="ce6">
            <text:p>845</text:p>
          </table:table-cell>
          <table:table-cell office:value-type="float" office:value="841.44399999999996" table:style-name="ce7">
            <text:p>841.4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6250" table:style-name="ce8">
            <text:p>6,250</text:p>
          </table:table-cell>
          <table:table-cell office:value-type="float" office:value="6056.2799999999897" table:style-name="ce9">
            <text:p>6,056.28</text:p>
          </table:table-cell>
          <table:table-cell table:style-name="ce7"/>
          <table:table-cell office:value-type="float" office:value="44782" table:style-name="ce8">
            <text:p>44,782</text:p>
          </table:table-cell>
          <table:table-cell office:value-type="float" office:value="42199.00503106985" table:style-name="ce9">
            <text:p>42,199.01</text:p>
          </table:table-cell>
          <table:table-cell office:value-type="currency" office:value="101050363.78" table:style-name="ce10">
            <text:p>£101,050,363.78</text:p>
          </table:table-cell>
          <table:table-cell office:value-type="currency" office:value="9447150.9500000104" table:style-name="ce10">
            <text:p>£9,447,150.95</text:p>
          </table:table-cell>
          <table:table-cell office:value-type="currency" office:value="1144540.3899999999" table:style-name="ce10">
            <text:p>£1,144,540.39</text:p>
          </table:table-cell>
          <table:table-cell office:value-type="currency" office:value="2442338.6000000006" table:style-name="ce10">
            <text:p>£2,442,338.60</text:p>
          </table:table-cell>
          <table:table-cell office:value-type="currency" office:value="28875688.879999995" table:style-name="ce10">
            <text:p>£28,875,688.88</text:p>
          </table:table-cell>
          <table:table-cell office:value-type="currency" office:value="12390619.65" table:style-name="ce10">
            <text:p>£12,390,619.65</text:p>
          </table:table-cell>
          <table:table-cell office:value-type="currency" office:value="155350702.25000003" table:style-name="ce11">
            <text:p>£155,350,702.25</text:p>
          </table:table-cell>
          <table:table-cell office:value-type="currency" office:value="27775992.670000002" table:style-name="ce10">
            <text:p>£27,775,992.67</text:p>
          </table:table-cell>
          <table:table-cell office:value-type="currency" office:value="21736913.789999999" table:style-name="ce10">
            <text:p>£21,736,913.79</text:p>
          </table:table-cell>
          <table:table-cell office:value-type="currency" office:value="49512906.460000001" table:style-name="ce11">
            <text:p>£49,512,906.46</text:p>
          </table:table-cell>
          <table:table-cell office:value-type="currency" office:value="204863608.71000004" table:style-name="ce12">
            <text:p>£204,863,608.71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366" table:style-name="ce6">
            <text:p>366</text:p>
          </table:table-cell>
          <table:table-cell office:value-type="float" office:value="287.40135134959991" table:style-name="ce7">
            <text:p>287.40</text:p>
          </table:table-cell>
          <table:table-cell office:value-type="float" office:value="305" table:style-name="ce6">
            <text:p>305</text:p>
          </table:table-cell>
          <table:table-cell office:value-type="float" office:value="272.46151351370014" table:style-name="ce7">
            <text:p>272.46</text:p>
          </table:table-cell>
          <table:table-cell office:value-type="float" office:value="419" table:style-name="ce6">
            <text:p>419</text:p>
          </table:table-cell>
          <table:table-cell office:value-type="float" office:value="403.25432432399998" table:style-name="ce7">
            <text:p>403.25</text:p>
          </table:table-cell>
          <table:table-cell office:value-type="float" office:value="100" table:style-name="ce6">
            <text:p>100</text:p>
          </table:table-cell>
          <table:table-cell office:value-type="float" office:value="98.451351351300005" table:style-name="ce7">
            <text:p>98.45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7">
            <text:p>11.00</text:p>
          </table:table-cell>
          <table:table-cell office:value-type="float" office:value="7" table:style-name="ce6">
            <text:p>7</text:p>
          </table:table-cell>
          <table:table-cell office:value-type="float" office:value="6.4" table:style-name="ce7">
            <text:p>6.40</text:p>
          </table:table-cell>
          <table:table-cell office:value-type="float" office:value="1208" table:style-name="ce8">
            <text:p>1,208</text:p>
          </table:table-cell>
          <table:table-cell office:value-type="float" office:value="1078.9685405386001" table:style-name="ce9">
            <text:p>1,078.9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7">
            <text:p>9.00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9">
            <text:p>9.00</text:p>
          </table:table-cell>
          <table:table-cell table:style-name="ce7"/>
          <table:table-cell office:value-type="float" office:value="1217" table:style-name="ce8">
            <text:p>1,217</text:p>
          </table:table-cell>
          <table:table-cell office:value-type="float" office:value="1087.9685405386001" table:style-name="ce9">
            <text:p>1,087.97</text:p>
          </table:table-cell>
          <table:table-cell office:value-type="currency" office:value="2813769.6200000006" table:style-name="ce10">
            <text:p>£2,813,769.62</text:p>
          </table:table-cell>
          <table:table-cell office:value-type="currency" office:value="20222.47" table:style-name="ce10">
            <text:p>£20,222.47</text:p>
          </table:table-cell>
          <table:table-cell office:value-type="currency" office:value="0" table:style-name="ce10">
            <text:p>£0.00</text:p>
          </table:table-cell>
          <table:table-cell office:value-type="currency" office:value="239297.28" table:style-name="ce10">
            <text:p>£239,297.28</text:p>
          </table:table-cell>
          <table:table-cell office:value-type="currency" office:value="768474.14999999991" table:style-name="ce10">
            <text:p>£768,474.15</text:p>
          </table:table-cell>
          <table:table-cell office:value-type="currency" office:value="336197.23000000004" table:style-name="ce10">
            <text:p>£336,197.23</text:p>
          </table:table-cell>
          <table:table-cell office:value-type="currency" office:value="4177960.7500000005" table:style-name="ce11">
            <text:p>£4,177,960.75</text:p>
          </table:table-cell>
          <table:table-cell office:value-type="currency" office:value="0" table:style-name="ce10">
            <text:p>£0.00</text:p>
          </table:table-cell>
          <table:table-cell office:value-type="currency" office:value="152236.37" table:style-name="ce10">
            <text:p>£152,236.37</text:p>
          </table:table-cell>
          <table:table-cell office:value-type="currency" office:value="152236.37" table:style-name="ce11">
            <text:p>£152,236.37</text:p>
          </table:table-cell>
          <table:table-cell office:value-type="currency" office:value="4330197.12" table:style-name="ce12">
            <text:p>£4,330,197.12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88" table:style-name="ce6">
            <text:p>188</text:p>
          </table:table-cell>
          <table:table-cell office:value-type="float" office:value="181" table:style-name="ce7">
            <text:p>181.00</text:p>
          </table:table-cell>
          <table:table-cell office:value-type="float" office:value="455" table:style-name="ce6">
            <text:p>455</text:p>
          </table:table-cell>
          <table:table-cell office:value-type="float" office:value="433.6" table:style-name="ce7">
            <text:p>433.60</text:p>
          </table:table-cell>
          <table:table-cell office:value-type="float" office:value="320" table:style-name="ce6">
            <text:p>320</text:p>
          </table:table-cell>
          <table:table-cell office:value-type="float" office:value="314" table:style-name="ce7">
            <text:p>314.00</text:p>
          </table:table-cell>
          <table:table-cell office:value-type="float" office:value="42" table:style-name="ce6">
            <text:p>42</text:p>
          </table:table-cell>
          <table:table-cell office:value-type="float" office:value="41.6" table:style-name="ce7">
            <text:p>41.60</text:p>
          </table:table-cell>
          <table:table-cell office:value-type="float" office:value="15" table:style-name="ce6">
            <text:p>15</text:p>
          </table:table-cell>
          <table:table-cell office:value-type="float" office:value="14.6" table:style-name="ce7">
            <text:p>14.6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1021" table:style-name="ce8">
            <text:p>1,021</text:p>
          </table:table-cell>
          <table:table-cell office:value-type="float" office:value="985.80000000000007" table:style-name="ce9">
            <text:p>985.80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7">
            <text:p>9.00</text:p>
          </table:table-cell>
          <table:table-cell office:value-type="float" office:value="1" table:style-name="ce6">
            <text:p>1</text:p>
          </table:table-cell>
          <table:table-cell office:value-type="float" office:value="0.45" table:style-name="ce7">
            <text:p>0.4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9" table:style-name="ce8">
            <text:p>9</text:p>
          </table:table-cell>
          <table:table-cell office:value-type="float" office:value="9.4499999999999993" table:style-name="ce9">
            <text:p>9.45</text:p>
          </table:table-cell>
          <table:table-cell table:style-name="ce7"/>
          <table:table-cell office:value-type="float" office:value="1030" table:style-name="ce8">
            <text:p>1,030</text:p>
          </table:table-cell>
          <table:table-cell office:value-type="float" office:value="995.25000000000011" table:style-name="ce9">
            <text:p>995.25</text:p>
          </table:table-cell>
          <table:table-cell office:value-type="currency" office:value="3009765" table:style-name="ce10">
            <text:p>£3,009,765.00</text:p>
          </table:table-cell>
          <table:table-cell office:value-type="currency" office:value="129388" table:style-name="ce10">
            <text:p>£129,388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227" table:style-name="ce10">
            <text:p>£20,227.00</text:p>
          </table:table-cell>
          <table:table-cell office:value-type="currency" office:value="822337" table:style-name="ce10">
            <text:p>£822,337.00</text:p>
          </table:table-cell>
          <table:table-cell office:value-type="currency" office:value="371592" table:style-name="ce10">
            <text:p>£371,592.00</text:p>
          </table:table-cell>
          <table:table-cell office:value-type="currency" office:value="4353309" table:style-name="ce11">
            <text:p>£4,353,309.00</text:p>
          </table:table-cell>
          <table:table-cell office:value-type="currency" office:value="145465" table:style-name="ce10">
            <text:p>£145,465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45465" table:style-name="ce11">
            <text:p>£145,465.00</text:p>
          </table:table-cell>
          <table:table-cell office:value-type="currency" office:value="4498774" table:style-name="ce12">
            <text:p>£4,498,774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7">
            <text:p>8.00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7">
            <text:p>8.00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7">
            <text:p>36.0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.00</text:p>
          </table:table-cell>
          <table:table-cell office:value-type="float" office:value="2" table:style-name="ce6">
            <text:p>2</text:p>
          </table:table-cell>
          <table:table-cell office:value-type="float" office:value="1.8" table:style-name="ce7">
            <text:p>1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7" table:style-name="ce8">
            <text:p>57</text:p>
          </table:table-cell>
          <table:table-cell office:value-type="float" office:value="56.8" table:style-name="ce9">
            <text:p>56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57" table:style-name="ce8">
            <text:p>57</text:p>
          </table:table-cell>
          <table:table-cell office:value-type="float" office:value="56.8" table:style-name="ce9">
            <text:p>56.80</text:p>
          </table:table-cell>
          <table:table-cell office:value-type="currency" office:value="190791.78" table:style-name="ce10">
            <text:p>£190,791.78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50272.47" table:style-name="ce10">
            <text:p>£50,272.47</text:p>
          </table:table-cell>
          <table:table-cell office:value-type="currency" office:value="21993.93" table:style-name="ce10">
            <text:p>£21,993.93</text:p>
          </table:table-cell>
          <table:table-cell office:value-type="currency" office:value="263058.18" table:style-name="ce11">
            <text:p>£263,058.18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63058.18" table:style-name="ce12">
            <text:p>£263,058.18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7" table:style-name="ce6">
            <text:p>77</text:p>
          </table:table-cell>
          <table:table-cell office:value-type="float" office:value="71.11" table:style-name="ce7">
            <text:p>71.11</text:p>
          </table:table-cell>
          <table:table-cell office:value-type="float" office:value="101" table:style-name="ce6">
            <text:p>101</text:p>
          </table:table-cell>
          <table:table-cell office:value-type="float" office:value="99.66" table:style-name="ce7">
            <text:p>99.66</text:p>
          </table:table-cell>
          <table:table-cell office:value-type="float" office:value="85" table:style-name="ce6">
            <text:p>85</text:p>
          </table:table-cell>
          <table:table-cell office:value-type="float" office:value="84.83" table:style-name="ce7">
            <text:p>84.83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7">
            <text:p>18.0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7">
            <text:p>1.00</text:p>
          </table:table-cell>
          <table:table-cell office:value-type="float" office:value="293" table:style-name="ce8">
            <text:p>293</text:p>
          </table:table-cell>
          <table:table-cell office:value-type="float" office:value="279.59999999999997" table:style-name="ce9">
            <text:p>279.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9" table:style-name="ce6">
            <text:p>9</text:p>
          </table:table-cell>
          <table:table-cell office:value-type="float" office:value="8.8000000000000007" table:style-name="ce7">
            <text:p>8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9" table:style-name="ce8">
            <text:p>9</text:p>
          </table:table-cell>
          <table:table-cell office:value-type="float" office:value="8.8000000000000007" table:style-name="ce9">
            <text:p>8.80</text:p>
          </table:table-cell>
          <table:table-cell table:style-name="ce7"/>
          <table:table-cell office:value-type="float" office:value="302" table:style-name="ce8">
            <text:p>302</text:p>
          </table:table-cell>
          <table:table-cell office:value-type="float" office:value="288.39999999999998" table:style-name="ce9">
            <text:p>288.40</text:p>
          </table:table-cell>
          <table:table-cell office:value-type="currency" office:value="882033.37" table:style-name="ce10">
            <text:p>£882,033.37</text:p>
          </table:table-cell>
          <table:table-cell office:value-type="currency" office:value="12095.51" table:style-name="ce10">
            <text:p>£12,095.51</text:p>
          </table:table-cell>
          <table:table-cell office:value-type="currency" office:value="10500" table:style-name="ce10">
            <text:p>£10,500.00</text:p>
          </table:table-cell>
          <table:table-cell office:value-type="currency" office:value="15958.88" table:style-name="ce10">
            <text:p>£15,958.88</text:p>
          </table:table-cell>
          <table:table-cell office:value-type="currency" office:value="217872.4" table:style-name="ce10">
            <text:p>£217,872.40</text:p>
          </table:table-cell>
          <table:table-cell office:value-type="currency" office:value="104936.3" table:style-name="ce10">
            <text:p>£104,936.30</text:p>
          </table:table-cell>
          <table:table-cell office:value-type="currency" office:value="1243396.46" table:style-name="ce11">
            <text:p>£1,243,396.46</text:p>
          </table:table-cell>
          <table:table-cell office:value-type="currency" office:value="0" table:style-name="ce10">
            <text:p>£0.00</text:p>
          </table:table-cell>
          <table:table-cell office:value-type="currency" office:value="130786" table:style-name="ce10">
            <text:p>£130,786.00</text:p>
          </table:table-cell>
          <table:table-cell office:value-type="currency" office:value="130786" table:style-name="ce11">
            <text:p>£130,786.00</text:p>
          </table:table-cell>
          <table:table-cell office:value-type="currency" office:value="1374182.46" table:style-name="ce12">
            <text:p>£1,374,182.4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.00</text:p>
          </table:table-cell>
          <table:table-cell office:value-type="float" office:value="10" table:style-name="ce6">
            <text:p>10</text:p>
          </table:table-cell>
          <table:table-cell office:value-type="float" office:value="9.1999999999999993" table:style-name="ce7">
            <text:p>9.20</text:p>
          </table:table-cell>
          <table:table-cell office:value-type="float" office:value="95" table:style-name="ce6">
            <text:p>95</text:p>
          </table:table-cell>
          <table:table-cell office:value-type="float" office:value="92.98" table:style-name="ce7">
            <text:p>92.98</text:p>
          </table:table-cell>
          <table:table-cell office:value-type="float" office:value="8" table:style-name="ce6">
            <text:p>8</text:p>
          </table:table-cell>
          <table:table-cell office:value-type="float" office:value="7.8" table:style-name="ce7">
            <text:p>7.8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8" table:style-name="ce8">
            <text:p>118</text:p>
          </table:table-cell>
          <table:table-cell office:value-type="float" office:value="114.98" table:style-name="ce9">
            <text:p>114.9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8" table:style-name="ce8">
            <text:p>118</text:p>
          </table:table-cell>
          <table:table-cell office:value-type="float" office:value="114.98" table:style-name="ce9">
            <text:p>114.98</text:p>
          </table:table-cell>
          <table:table-cell office:value-type="currency" office:value="319943.96999999997" table:style-name="ce10">
            <text:p>£319,943.97</text:p>
          </table:table-cell>
          <table:table-cell office:value-type="currency" office:value="7539.29" table:style-name="ce10">
            <text:p>£7,539.29</text:p>
          </table:table-cell>
          <table:table-cell office:value-type="currency" office:value="787.9" table:style-name="ce10">
            <text:p>£787.90</text:p>
          </table:table-cell>
          <table:table-cell office:value-type="currency" office:value="125.75" table:style-name="ce10">
            <text:p>£125.75</text:p>
          </table:table-cell>
          <table:table-cell office:value-type="currency" office:value="79096.700000000055" table:style-name="ce10">
            <text:p>£79,096.70</text:p>
          </table:table-cell>
          <table:table-cell office:value-type="currency" office:value="37080.299999999996" table:style-name="ce10">
            <text:p>£37,080.30</text:p>
          </table:table-cell>
          <table:table-cell office:value-type="currency" office:value="444573.91000000003" table:style-name="ce11">
            <text:p>£444,573.91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44573.91000000003" table:style-name="ce12">
            <text:p>£444,573.91</text:p>
          </table:table-cell>
          <table:table-cell table:style-name="ce5"/>
          <table:table-cell table:number-columns-repeated="16342" table:style-name="ce14"/>
        </table:table-row>
        <table:table-row table:number-rows-repeated="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8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4">
          <table:table-cell table:number-columns-repeated="16384" table:style-name="ce1"/>
        </table:table-row>
        <table:table-row table:number-rows-repeated="1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3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Raji Mathew John</meta:initial-creator>
    <dc:creator>Mathew John Raji</dc:creator>
    <meta:creation-date>2022-05-25T10:02:41Z</meta:creation-date>
    <dc:date>2022-09-22T14:34:08Z</dc:date>
  </office:meta>
</office:document-meta>
</file>